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FactoryBean.ServletFactor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iceInterceptor.invoke( MethodInvocation invoc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rvletFactoryBean.setConnectionServiceNames( Map connectionService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FactoryBean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FactoryBean.setInitParams( Map init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FactoryBean.getIni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FactoryBean.getInitParame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FactoryBean.setApplicationContext( 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FactoryBean.getServl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FactoryBean.getObjec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letFactoryBean.setServletContext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FactoryBean.setMountPath( String moun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FactoryBean.setContextParams( Map context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FactoryBean.setService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FactoryBean.getObjectTy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FactoryBean.setConnections( Map connec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FactoryBean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ServletFactoryBean.setEmbeddedServlet( Servlet embeddedServl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FactoryBean.setUrlHandlerFactoryCollector( URLHandlerFactoryCollector urlHandlerFactoryCol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untableMixinAdvisor.MountableMixinAdvi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FactoryBean.setContextPath( String contex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FactoryBean.ge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FactoryBean.setBeanName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untableMixin.getMoun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